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3.6165in"/>
    </style:style>
    <style:style style:name="co3" style:family="table-column">
      <style:table-column-properties fo:break-before="auto" style:column-width="2.3728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kuznia1 KNN 3 distanceAlgorithm STATISTICS Algorithms MAGNETIC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9,v,x,ab,ac,11,ag,ah,ai,aj,ap,5,</text:p>
          </table:table-cell>
          <table:table-cell office:value-type="string">
            <text:p>ab,11,ag,ah,ai,ap,</text:p>
          </table:table-cell>
          <table:table-cell office:value-type="string">
            <text:p>ab,11,ag,ah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v,x,ab,ac,11,ag,ai,aj,am,ap,4,</text:p>
          </table:table-cell>
          <table:table-cell office:value-type="string">
            <text:p>ab,ag,am,ap,</text:p>
          </table:table-cell>
          <table:table-cell office:value-type="string">
            <text:p>ab,ag,am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8.16326530612245">
            <text:p>8.16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ag,ai,aj,ap,1,</text:p>
          </table:table-cell>
          <table:table-cell office:value-type="string">
            <text:p>ab,ag,aj,ap,</text:p>
          </table:table-cell>
          <table:table-cell office:value-type="string">
            <text:p>ab,ag,aj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11,ag,ah,ai,aj,ap,5,</text:p>
          </table:table-cell>
          <table:table-cell office:value-type="string">
            <text:p>ab,ag,ah,ai,aj,ap,</text:p>
          </table:table-cell>
          <table:table-cell office:value-type="string">
            <text:p>ab,ag,ah,ai,aj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5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0.2040816326531">
            <text:p>10.20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g,ai,aj,am,ap,1,4,5,</text:p>
          </table:table-cell>
          <table:table-cell office:value-type="string">
            <text:p>ab,ag,am,ap,4,</text:p>
          </table:table-cell>
          <table:table-cell office:value-type="string">
            <text:p>ab,ag,am,ap,4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9,v,x,ab,ac,11,ag,ai,aj,ap,8,1,</text:p>
          </table:table-cell>
          <table:table-cell office:value-type="string">
            <text:p>ab,11,ag,ai,ap,</text:p>
          </table:table-cell>
          <table:table-cell office:value-type="string">
            <text:p>ab,11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5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10.2040816326531">
            <text:p>10.20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v,x,ab,ac,11,ag,ai,aj,ap,8,1,</text:p>
          </table:table-cell>
          <table:table-cell office:value-type="string">
            <text:p>ab,ac,ag,ai,ap,</text:p>
          </table:table-cell>
          <table:table-cell office:value-type="string">
            <text:p>ab,ac,ag,ai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11,ag,ah,ai,aj,ap,5,</text:p>
          </table:table-cell>
          <table:table-cell office:value-type="string">
            <text:p>ab,ag,ah,ai,aj,ap,</text:p>
          </table:table-cell>
          <table:table-cell office:value-type="string">
            <text:p>ab,ag,ah,ai,aj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7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4.2857142857143">
            <text:p>14.29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11,ae,ag,ah,ai,aj,am,ap,4,</text:p>
          </table:table-cell>
          <table:table-cell office:value-type="string">
            <text:p>ab,ag,ah,ai,aj,am,ap,</text:p>
          </table:table-cell>
          <table:table-cell office:value-type="string">
            <text:p>ab,ag,ah,ai,aj,am,ap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6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12.2448979591837">
            <text:p>12.24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g,ah,ai,ap,1,4,</text:p>
          </table:table-cell>
          <table:table-cell office:value-type="string">
            <text:p>n,ab,ag,ah,ai,ap,</text:p>
          </table:table-cell>
          <table:table-cell office:value-type="string">
            <text:p>n,ab,ag,ah,ai,ap,</text:p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kuznia1 KNN 3 distanceAlgorithm STATISTICS Algorithms RSSI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  <table:table-cell/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4/49</text:p>
          </table:table-cell>
          <table:table-cell/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28.5714285714286">
            <text:p>28.57</text:p>
          </table:table-cell>
          <table:table-cell/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h,9,s,v,7,aa,13,ac,3,ag,ai,ak,al,am,an,ao,ap,1,2,4,5,</text:p>
          </table:table-cell>
          <table:table-cell office:value-type="string">
            <text:p>a,9,s,7,aa,ac,ag,al,am,an,ao,ap,1,2,</text:p>
          </table:table-cell>
          <table:table-cell office:value-type="string">
            <text:p>a,9,s,7,aa,ac,ag,al,am,an,ao,ap,1,2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2:48:37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